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">
            <text:p>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74">
            <text:p>7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2.5">
            <text:p>12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5">
            <text:p>4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7">
            <text:p>1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48">
            <text:p>148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22.08.2014</text:date>, <text:time>13:4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9M28S</meta:editing-duration>
    <meta:editing-cycles>103</meta:editing-cycles>
    <meta:generator>OpenOffice/4.1.0$Win32 OpenOffice.org_project/410m18$Build-9764</meta:generator>
    <dc:date>2014-08-22T13:46:00.76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